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Bitstream Vera Sans Mono" svg:font-family="'Bitstream Vera Sans Mono'" style:font-pitch="fixed"/>
    <style:font-face style:name="DejaVu Sans" svg:font-family="'DejaVu Sans'" style:font-pitch="variable"/>
    <style:font-face style:name="FreeSans" svg:font-family="FreeSans" style:font-pitch="variable"/>
    <style:font-face style:name="Liberation Sans1" svg:font-family="'Liberation Sans'" style:font-pitch="variable"/>
    <style:font-face style:name="Noto Sans CJK SC Regular"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1" svg:font-family="FreeSans"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3.56cm" fo:min-width="6.866cm"/>
    </style:style>
    <style:style style:name="gr3" style:family="graphic" style:parent-style-name="standard">
      <style:graphic-properties draw:textarea-horizontal-align="justify" draw:textarea-vertical-align="middle" draw:auto-grow-height="false" fo:min-height="3.56cm" fo:min-width="5.85cm"/>
    </style:style>
    <style:style style:name="gr4" style:family="graphic" style:parent-style-name="standard">
      <style:graphic-properties draw:textarea-horizontal-align="justify" draw:textarea-vertical-align="middle" draw:auto-grow-height="false" fo:min-height="0.004cm" fo:min-width="2.756cm"/>
    </style:style>
    <style:style style:name="gr5" style:family="graphic" style:parent-style-name="standard">
      <style:graphic-properties draw:stroke="none" svg:stroke-color="#000000" draw:fill="none" draw:fill-color="#ffffff" draw:textarea-horizontal-align="left" draw:auto-grow-height="true" draw:auto-grow-width="false" fo:min-height="0.96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22cm" fo:min-width="0cm"/>
    </style:style>
    <style:style style:name="gr8" style:family="graphic" style:parent-style-name="standard">
      <style:graphic-properties draw:fill-color="#e6e64c" draw:textarea-horizontal-align="justify" draw:textarea-vertical-align="middle" draw:auto-grow-height="false" fo:min-height="3.56cm" fo:min-width="6.866cm"/>
    </style:style>
    <style:style style:name="gr9" style:family="graphic" style:parent-style-name="standard">
      <style:graphic-properties draw:textarea-horizontal-align="justify" draw:textarea-vertical-align="middle" draw:auto-grow-height="false" fo:min-height="0.004cm" fo:min-width="1.724cm"/>
    </style:style>
    <style:style style:name="gr10" style:family="graphic" style:parent-style-name="standard">
      <style:graphic-properties draw:fill-color="#e6e64c" draw:textarea-horizontal-align="justify" draw:textarea-vertical-align="middle" draw:auto-grow-height="false" fo:min-height="3.56cm" fo:min-width="4.834cm"/>
    </style:style>
    <style:style style:name="gr11" style:family="graphic" style:parent-style-name="standard">
      <style:graphic-properties draw:textarea-horizontal-align="justify" draw:textarea-vertical-align="middle" draw:auto-grow-height="false" fo:min-height="1.972cm" fo:min-width="0cm"/>
    </style:style>
    <style:style style:name="gr12" style:family="graphic" style:parent-style-name="standard">
      <style:graphic-properties draw:fill-color="#e6e64c" draw:textarea-horizontal-align="justify" draw:textarea-vertical-align="middle" draw:auto-grow-height="false" fo:min-height="3.56cm" fo:min-width="6.104cm"/>
    </style:style>
    <style:style style:name="gr13" style:family="graphic" style:parent-style-name="standard">
      <style:graphic-properties draw:textarea-horizontal-align="justify" draw:textarea-vertical-align="middle" draw:auto-grow-height="false" fo:min-height="0.004cm" fo:min-width="1.501cm"/>
    </style:style>
    <style:style style:name="gr14" style:family="graphic" style:parent-style-name="standard">
      <style:graphic-properties draw:textarea-horizontal-align="justify" draw:textarea-vertical-align="middle" draw:auto-grow-height="false" fo:min-height="0.004cm" fo:min-width="1.946cm"/>
    </style:style>
    <style:style style:name="gr15" style:family="graphic" style:parent-style-name="standard">
      <style:graphic-properties draw:fill-color="#e6e64c" draw:textarea-horizontal-align="justify" draw:textarea-vertical-align="middle" draw:auto-grow-height="false" fo:min-height="2.222cm" fo:min-width="4.645cm" fo:wrap-option="no-wrap"/>
    </style:style>
    <style:style style:name="pr1" style:family="presentation" style:parent-style-name="Default-title">
      <style:graphic-properties fo:min-height="3.506cm"/>
    </style:style>
    <style:style style:name="pr2" style:family="presentation" style:parent-style-name="Default-subtitle">
      <style:graphic-properties draw:fill-color="#ffffff" draw:textarea-vertical-align="top" fo:min-height="12.179cm"/>
    </style:style>
    <style:style style:name="pr3" style:family="presentation" style:parent-style-name="Default-subtitle">
      <style:graphic-properties draw:stroke="none" draw:fill="none" fo:min-height="1.268cm"/>
    </style:style>
    <style:style style:name="pr4" style:family="presentation" style:parent-style-name="Default-notes">
      <style:graphic-properties draw:fill-color="#ffffff" fo:min-height="12.572cm"/>
    </style:style>
    <style:style style:name="P1" style:family="paragraph">
      <style:paragraph-properties fo:text-align="start"/>
    </style:style>
    <style:style style:name="P2" style:family="paragraph">
      <loext:graphic-properties draw:fill-color="#ffffff"/>
      <style:paragraph-properties fo:text-align="start"/>
    </style:style>
    <style:style style:name="P3" style:family="paragraph">
      <loext:graphic-properties draw:fill="none"/>
      <style:paragraph-properties fo:text-align="start"/>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none" draw:fill-color="#ffffff"/>
    </style:style>
    <style:style style:name="P7" style:family="paragraph">
      <style:paragraph-properties fo:text-align="center"/>
      <style:text-properties fo:font-size="18pt"/>
    </style:style>
    <style:style style:name="P8" style:family="paragraph">
      <style:paragraph-properties fo:text-align="start"/>
      <style:text-properties fo:font-size="18pt"/>
    </style:style>
    <style:style style:name="P9" style:family="paragraph">
      <style:text-properties fo:font-size="18pt"/>
    </style:style>
    <style:style style:name="P10" style:family="paragraph">
      <loext:graphic-properties draw:fill="none" draw:fill-color="#ffffff"/>
      <style:text-properties fo:font-size="18pt"/>
    </style:style>
    <style:style style:name="P11" style:family="paragraph">
      <loext:graphic-properties draw:fill-color="#ffffff"/>
      <style:text-properties fo:font-size="20pt"/>
    </style:style>
    <style:style style:name="P12" style:family="paragraph">
      <loext:graphic-properties draw:fill-color="#e6e64c"/>
      <style:paragraph-properties fo:text-align="center"/>
      <style:text-properties fo:font-size="18pt"/>
    </style:style>
    <style:style style:name="P13" style:family="paragraph">
      <loext:graphic-properties draw:fill-color="#e6e64c"/>
      <style:paragraph-properties fo:text-align="center"/>
    </style:style>
    <style:style style:name="T1" style:family="text">
      <style:text-properties fo:font-size="24pt" style:font-size-asian="24pt" style:font-size-complex="24pt"/>
    </style:style>
    <style:style style:name="T2" style:family="text">
      <style:text-properties fo:font-size="28pt" style:font-size-asian="28pt" style:font-size-complex="28pt"/>
    </style:style>
    <style:style style:name="T3" style:family="text">
      <style:text-properties fo:font-size="12pt" style:font-size-asian="12pt" style:font-size-complex="12pt"/>
    </style:style>
    <style:style style:name="T4" style:family="text">
      <style:text-properties fo:font-size="9pt" style:font-size-asian="9pt" style:font-size-complex="9pt"/>
    </style:style>
    <style:style style:name="T5" style:family="text">
      <style:text-properties fo:font-size="16pt" style:font-size-asian="16pt" style:font-size-complex="16pt"/>
    </style:style>
    <style:style style:name="T6" style:family="text">
      <style:text-properties fo:font-variant="normal" fo:text-transform="none" fo:color="#000000" style:text-outline="false" style:text-line-through-style="none" style:text-line-through-type="none" style:font-name="DejaVu Sans Mono" fo:font-size="10pt" fo:font-style="normal" fo:text-shadow="none" style:text-underline-style="none" fo:font-weight="normal" style:letter-kerning="true" style:font-name-asian="DejaVu Sans Mono" style:font-size-asian="10pt" style:font-style-asian="normal" style:font-weight-asian="normal" style:font-name-complex="DejaVu Sans Mono" style:font-size-complex="10pt" style:font-style-complex="normal" style:font-weight-complex="normal" style:text-emphasize="none" style:font-relief="none" style:text-overline-style="none" style:text-overline-color="font-color"/>
    </style:style>
    <style:style style:name="T7" style:family="text">
      <style:text-properties fo:font-size="15pt" style:font-size-asian="15pt" style:font-size-complex="15pt"/>
    </style:style>
    <style:style style:name="T8" style:family="text">
      <style:text-properties style:font-name="Bitstream Vera Sans Mono" fo:font-size="20pt" style:font-size-asian="20pt" style:font-size-complex="20pt"/>
    </style:style>
    <style:style style:name="T9" style:family="text">
      <style:text-properties style:font-name="Liberation Sans1" fo:font-size="24pt" style:font-size-asian="24pt" style:font-size-complex="24pt"/>
    </style:style>
    <style:style style:name="T10" style:family="text">
      <style:text-properties style:font-name="Bitstream Vera Sans Mono" fo:font-size="24pt" style:font-size-asian="24pt" style:font-size-complex="24pt"/>
    </style:style>
    <style:style style:name="T11" style:family="text">
      <style:text-properties fo:font-variant="normal" fo:text-transform="none" fo:color="#000000" style:text-outline="false" style:text-line-through-style="none" style:text-line-through-type="none" style:font-name="DejaVu Sans Mono" fo:font-size="20pt" fo:font-style="normal" fo:text-shadow="none" style:text-underline-style="none" fo:font-weight="normal" style:letter-kerning="true" fo:background-color="transparent" style:font-name-asian="DejaVu Sans Mono" style:font-size-asian="20pt" style:font-style-asian="normal" style:font-weight-asian="normal" style:font-name-complex="DejaVu Sans Mono" style:font-size-complex="2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DejaVu Sans Mono" style:font-size-asian="20pt" style:font-style-asian="normal" style:font-weight-asian="normal" style:font-name-complex="DejaVu Sans Mono" style:font-size-complex="20pt" style:font-style-complex="normal" style:font-weight-complex="normal" style:text-emphasize="none" style:font-relief="none" style:text-overline-style="none" style:text-overline-color="font-color"/>
    </style:style>
    <style:style style:name="T1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Models</text:p>
          </draw:text-box>
        </draw:frame>
        <draw:frame presentation:style-name="pr2" draw:text-style-name="P2" draw:layer="layout" svg:width="25.199cm" svg:height="13.239cm" svg:x="1.4cm" svg:y="4.914cm" presentation:class="subtitle" presentation:user-transformed="true">
          <draw:text-box>
            <text:p text:style-name="P1">models.py bevat de classes die in de database worden opgeslagen:</text:p>
            <text:list text:style-name="L2">
              <text:list-item>
                <text:p text:style-name="P1"><text:span text:style-name="T1">Category</text:span></text:p>
              </text:list-item>
              <text:list-item>
                <text:p text:style-name="P1"><text:span text:style-name="T1">Score</text:span></text:p>
              </text:list-item>
              <text:list-item>
                <text:p text:style-name="P1"><text:span text:style-name="T1">Brand</text:span></text:p>
              </text:list-item>
              <text:list-item>
                <text:p text:style-name="P1"><text:span text:style-name="T1">Shop</text:span></text:p>
              </text:list-item>
              <text:list-item>
                <text:p text:style-name="P1"><text:span text:style-name="T1">Product</text:span></text:p>
              </text:list-item>
              <text:list-item>
                <text:p text:style-name="P1"><text:span text:style-name="T1">UserPreferences</text:span></text:p>
              </text:list-item>
              <text:list-item>
                <text:p text:style-name="P1"><text:span text:style-name="T1">Rating</text:span></text:p>
              </text:list-item>
              <text:list-item>
                <text:p text:style-name="P1"><text:span text:style-name="T1">Recipe</text:span></text:p>
              </text:list-item>
              <text:list-item>
                <text:p text:style-name="P1"><text:span text:style-name="T1">Ingredient</text:span></text:p>
              </text:list-item>
              <text:list-item>
                <text:p text:style-name="P1"><text:span text:style-name="T1">ProductPrice</text:span></text:p>
                <text:p text:style-name="P1"/>
              </text:list-item>
            </text:list>
          </draw:text-box>
        </draw:frame>
        <draw:frame presentation:style-name="pr3" draw:text-style-name="P3" draw:layer="layout" svg:width="27.625cm" svg:height="1.268cm" svg:x="0.508cm" svg:y="18.034cm">
          <draw:text-box>
            <text:p text:style-name="P1"><text:span text:style-name="T2">Bekijken models: ga naar http://127.0.0.1:8000/admin/</text:span></text:p>
          </draw:text-box>
        </draw:frame>
        <presentation:notes draw:style-name="dp2">
          <draw:page-thumbnail draw:style-name="gr1" draw:layer="layout" svg:width="13.968cm" svg:height="10.476cm" svg:x="3.81cm" svg:y="2.123cm" draw:page-number="1" presentation:class="page"/>
          <draw:frame presentation:style-name="pr4"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custom-shape draw:style-name="gr2" draw:text-style-name="P5" draw:layer="layout" svg:width="7.366cm" svg:height="3.81cm" svg:x="3.302cm" svg:y="4.826cm">
          <text:p text:style-name="P5">Product</text:p>
          <text:p text:style-name="P1">- name</text:p>
          <text:p text:style-name="P1">- quantity</text:p>
          <text:p text:style-name="P1">Voorbeeld: </text:p>
          <text:p text:style-name="P1"><text:span text:style-name="T3">Honig Chinese tomatensoep (123g)</text:span></text:p>
          <draw:enhanced-geometry svg:viewBox="0 0 21600 21600" draw:glue-points="10800 0 0 10800 10800 21600 21600 10800" draw:type="flowchart-process" draw:enhanced-path="M 0 0 L 21600 0 21600 21600 0 21600 0 0 Z N"/>
        </draw:custom-shape>
        <draw:custom-shape draw:style-name="gr3" draw:text-style-name="P5" draw:layer="layout" svg:width="6.35cm" svg:height="3.81cm" svg:x="14.732cm" svg:y="4.826cm">
          <text:p text:style-name="P5">Brand</text:p>
          <text:p text:style-name="P1">- name</text:p>
          <text:p text:style-name="P1">Voorbeeld: </text:p>
          <text:p text:style-name="P1"><text:span text:style-name="T4"><text:line-break/></text:span><text:span text:style-name="T3">Hon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5" draw:layer="layout" svg:width="4.064cm" svg:height="0.508cm" svg:x="10.668cm" svg:y="6.60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6" draw:layer="layout" svg:width="0.748cm" svg:height="1.216cm" svg:x="10.682cm" svg:y="5.842cm">
          <draw:text-box>
            <text:p>*</text:p>
          </draw:text-box>
        </draw:frame>
        <draw:frame draw:style-name="gr5" draw:text-style-name="P6" draw:layer="layout" svg:width="0.853cm" svg:height="1.216cm" svg:x="13.97cm" svg:y="5.842cm">
          <draw:text-box>
            <text:p>1</text:p>
          </draw:text-box>
        </draw:frame>
        <draw:frame presentation:style-name="pr1" draw:layer="layout" svg:width="25.199cm" svg:height="3.506cm" svg:x="1.401cm" svg:y="0.837cm" presentation:class="title" presentation:user-transformed="true">
          <draw:text-box>
            <text:p>Producten</text:p>
          </draw:text-box>
        </draw:frame>
        <presentation:notes draw:style-name="dp2">
          <draw:page-thumbnail draw:style-name="gr1"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custom-shape draw:style-name="gr2" draw:text-style-name="P5" draw:layer="layout" svg:width="7.366cm" svg:height="3.81cm" svg:x="3.302cm" svg:y="4.826cm">
          <text:p text:style-name="P5">Product</text:p>
          <text:p text:style-name="P1">- name</text:p>
          <text:p text:style-name="P1">- quantity</text:p>
          <text:p text:style-name="P1">Voorbeeld: </text:p>
          <text:p text:style-name="P1"><text:span text:style-name="T3">Honig Chinese tomatensoep (123g)</text:span></text:p>
          <draw:enhanced-geometry svg:viewBox="0 0 21600 21600" draw:glue-points="10800 0 0 10800 10800 21600 21600 10800" draw:type="flowchart-process" draw:enhanced-path="M 0 0 L 21600 0 21600 21600 0 21600 0 0 Z N"/>
        </draw:custom-shape>
        <draw:custom-shape draw:style-name="gr3" draw:text-style-name="P5" draw:layer="layout" svg:width="6.35cm" svg:height="3.81cm" svg:x="3.81cm" svg:y="12.7cm">
          <text:p text:style-name="P5">ProductPrice</text:p>
          <text:p text:style-name="P1">- price</text:p>
          <text:p text:style-name="P1">Voorbeeld:<text:span text:style-name="T4"><text:line-break/></text:span><text:span text:style-name="T3">“€ 0.99 bij AH”</text:span></text:p>
          <draw:enhanced-geometry svg:viewBox="0 0 21600 21600" draw:glue-points="10800 0 0 10800 10800 21600 21600 10800" draw:type="flowchart-process" draw:enhanced-path="M 0 0 L 21600 0 21600 21600 0 21600 0 0 Z N"/>
        </draw:custom-shape>
        <draw:custom-shape draw:style-name="gr3" draw:text-style-name="P5" draw:layer="layout" svg:width="6.35cm" svg:height="3.81cm" svg:x="14.224cm" svg:y="12.7cm">
          <text:p text:style-name="P5">Shop</text:p>
          <text:p text:style-name="P1">- name</text:p>
          <text:p text:style-name="P1">Voorbeeld:<text:span text:style-name="T4"><text:line-break/></text:span><text:span text:style-name="T3">AH</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4.064cm" svg:height="0.508cm" draw:transform="rotate (-1.5707963267949) translate (7.112cm 8.6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6" draw:layer="layout" svg:width="0.853cm" svg:height="0.962cm" svg:x="7.021cm" svg:y="8.69cm">
          <draw:text-box>
            <text:p>1</text:p>
          </draw:text-box>
        </draw:frame>
        <draw:frame draw:style-name="gr6" draw:text-style-name="P6" draw:layer="layout" svg:width="0.748cm" svg:height="0.962cm" svg:x="7.126cm" svg:y="11.738cm">
          <draw:text-box>
            <text:p>*</text:p>
          </draw:text-box>
        </draw:frame>
        <draw:custom-shape draw:style-name="gr4" draw:text-style-name="P5" draw:layer="layout" svg:width="4.064cm" svg:height="0.508cm" svg:x="10.16cm" svg:y="14.4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6" draw:layer="layout" svg:width="0.748cm" svg:height="1.216cm" svg:x="10.174cm" svg:y="13.716cm">
          <draw:text-box>
            <text:p>*</text:p>
          </draw:text-box>
        </draw:frame>
        <draw:frame draw:style-name="gr5" draw:text-style-name="P6" draw:layer="layout" svg:width="0.853cm" svg:height="1.216cm" svg:x="13.462cm" svg:y="13.716cm">
          <draw:text-box>
            <text:p>1</text:p>
          </draw:text-box>
        </draw:frame>
        <draw:frame presentation:style-name="pr1" draw:layer="layout" svg:width="25.199cm" svg:height="3.506cm" svg:x="1.401cm" svg:y="0.837cm" presentation:class="title" presentation:user-transformed="true">
          <draw:text-box>
            <text:p>Prijzen</text:p>
          </draw:text-box>
        </draw:frame>
        <presentation:notes draw:style-name="dp2">
          <draw:page-thumbnail draw:style-name="gr1" draw:layer="layout" svg:width="13.968cm" svg:height="10.476cm" svg:x="3.81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custom-shape draw:style-name="gr2" draw:text-style-name="P7" draw:layer="layout" svg:width="7.366cm" svg:height="3.81cm" svg:x="3.302cm" svg:y="4.826cm">
          <text:p text:style-name="P7">Product</text:p>
          <text:p text:style-name="P8">- name</text:p>
          <text:p text:style-name="P8">- quantity</text:p>
          <text:p text:style-name="P8">Voorbeeld: </text:p>
          <text:p text:style-name="P8"><text:span text:style-name="T3">Honig Chinese tomatensoep (123g)</text:span></text:p>
          <draw:enhanced-geometry svg:viewBox="0 0 21600 21600" draw:glue-points="10800 0 0 10800 10800 21600 21600 10800" draw:type="flowchart-process" draw:enhanced-path="M 0 0 L 21600 0 21600 21600 0 21600 0 0 Z N"/>
        </draw:custom-shape>
        <draw:custom-shape draw:style-name="gr3" draw:text-style-name="P7" draw:layer="layout" svg:width="6.35cm" svg:height="3.81cm" svg:x="3.81cm" svg:y="12.7cm">
          <text:p text:style-name="P7">Rating</text:p>
          <text:p text:style-name="P8">- rating</text:p>
          <text:p text:style-name="P8">Voorbeeld:<text:span text:style-name="T4"><text:line-break/></text:span><text:span text:style-name="T5">2 sterren</text:span></text:p>
          <draw:enhanced-geometry svg:viewBox="0 0 21600 21600" draw:glue-points="10800 0 0 10800 10800 21600 21600 10800" draw:type="flowchart-process" draw:enhanced-path="M 0 0 L 21600 0 21600 21600 0 21600 0 0 Z N"/>
        </draw:custom-shape>
        <draw:custom-shape draw:style-name="gr3" draw:text-style-name="P7" draw:layer="layout" svg:width="6.35cm" svg:height="3.81cm" svg:x="14.224cm" svg:y="12.7cm">
          <text:p text:style-name="P7">User</text:p>
          <text:p text:style-name="P8">- name</text:p>
          <text:p text:style-name="P8">Voorbeeld:<text:span text:style-name="T4"><text:line-break/></text:span><text:span text:style-name="T5">Mathijs</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4.064cm" svg:height="0.508cm" draw:transform="rotate (-1.5707963267949) translate (7.112cm 8.6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10" draw:layer="layout" svg:width="0.853cm" svg:height="0.962cm" svg:x="7.021cm" svg:y="8.69cm">
          <draw:text-box>
            <text:p text:style-name="P9">1</text:p>
          </draw:text-box>
        </draw:frame>
        <draw:frame draw:style-name="gr6" draw:text-style-name="P10" draw:layer="layout" svg:width="0.748cm" svg:height="0.962cm" svg:x="7.126cm" svg:y="11.738cm">
          <draw:text-box>
            <text:p text:style-name="P9">*</text:p>
          </draw:text-box>
        </draw:frame>
        <draw:custom-shape draw:style-name="gr4" draw:text-style-name="P5" draw:layer="layout" svg:width="4.064cm" svg:height="0.508cm" svg:x="10.16cm" svg:y="14.4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10" draw:layer="layout" svg:width="0.748cm" svg:height="1.216cm" svg:x="10.174cm" svg:y="13.716cm">
          <draw:text-box>
            <text:p text:style-name="P9">*</text:p>
          </draw:text-box>
        </draw:frame>
        <draw:frame draw:style-name="gr5" draw:text-style-name="P10" draw:layer="layout" svg:width="0.853cm" svg:height="1.216cm" svg:x="13.462cm" svg:y="13.716cm">
          <draw:text-box>
            <text:p text:style-name="P9">1</text:p>
          </draw:text-box>
        </draw:frame>
        <draw:frame presentation:style-name="pr1" draw:layer="layout" svg:width="25.199cm" svg:height="3.506cm" svg:x="1.401cm" svg:y="0.837cm" presentation:class="title" presentation:user-transformed="true">
          <draw:text-box>
            <text:p>Ratings</text:p>
          </draw:text-box>
        </draw:frame>
        <draw:custom-shape draw:style-name="gr3" draw:text-style-name="P5" draw:layer="layout" svg:width="6.35cm" svg:height="3.81cm" svg:x="14.733cm" svg:y="4.827cm">
          <text:p text:style-name="P5">Score</text:p>
          <text:p text:style-name="P1"><text:span text:style-name="T6">- environment</text:span></text:p>
          <text:p text:style-name="P1"><text:span text:style-name="T6">- social</text:span></text:p>
          <text:p text:style-name="P1"><text:span text:style-name="T6">- animals</text:span></text:p>
          <text:p text:style-name="P1"><text:span text:style-name="T6">- personal_health</text:span></text:p>
          <text:p text:style-name="P1">Voorbeeld:<text:span text:style-name="T4"><text:line-break/></text:span><text:span text:style-name="T7">8,8,7,4</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4.064cm" svg:height="0.508cm" svg:x="10.669cm" svg:y="6.6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6" draw:layer="layout" svg:width="0.748cm" svg:height="1.216cm" svg:x="10.683cm" svg:y="5.843cm">
          <draw:text-box>
            <text:p>1</text:p>
          </draw:text-box>
        </draw:frame>
        <draw:frame draw:style-name="gr5" draw:text-style-name="P6" draw:layer="layout" svg:width="0.853cm" svg:height="1.216cm" svg:x="13.971cm" svg:y="5.843cm">
          <draw:text-box>
            <text:p>1</text:p>
          </draw:text-box>
        </draw:frame>
        <presentation:notes draw:style-name="dp2">
          <draw:page-thumbnail draw:style-name="gr1" draw:layer="layout" svg:width="13.968cm" svg:height="10.476cm" svg:x="3.81cm" svg:y="2.123cm" draw:page-number="4" presentation:class="page"/>
          <draw:frame presentation:style-name="pr4" draw:text-style-name="P1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custom-shape draw:style-name="gr2" draw:text-style-name="P5" draw:layer="layout" svg:width="7.366cm" svg:height="3.81cm" svg:x="3.302cm" svg:y="4.826cm">
          <text:p text:style-name="P5">Product</text:p>
          <text:p text:style-name="P1">- name</text:p>
          <text:p text:style-name="P1">- quantity</text:p>
          <text:p text:style-name="P1">Voorbeeld: </text:p>
          <text:p text:style-name="P1"><text:span text:style-name="T3">Jumbo cashewnoten 200g</text:span></text:p>
          <draw:enhanced-geometry svg:viewBox="0 0 21600 21600" draw:glue-points="10800 0 0 10800 10800 21600 21600 10800" draw:type="flowchart-process" draw:enhanced-path="M 0 0 L 21600 0 21600 21600 0 21600 0 0 Z N"/>
        </draw:custom-shape>
        <draw:custom-shape draw:style-name="gr3" draw:text-style-name="P5" draw:layer="layout" svg:width="6.35cm" svg:height="3.81cm" svg:x="14.732cm" svg:y="4.826cm">
          <text:p text:style-name="P5">Category</text:p>
          <text:p text:style-name="P1">- name</text:p>
          <text:p text:style-name="P1">Voorbeeld:<text:span text:style-name="T4"><text:line-break/></text:span><text:span text:style-name="T7">Cashewnoten</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4.064cm" svg:height="0.508cm" svg:x="10.668cm" svg:y="6.60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6" draw:layer="layout" svg:width="0.748cm" svg:height="1.216cm" svg:x="10.682cm" svg:y="5.842cm">
          <draw:text-box>
            <text:p>*</text:p>
          </draw:text-box>
        </draw:frame>
        <draw:frame draw:style-name="gr5" draw:text-style-name="P6" draw:layer="layout" svg:width="0.853cm" svg:height="1.216cm" svg:x="13.97cm" svg:y="5.842cm">
          <draw:text-box>
            <text:p>1</text:p>
          </draw:text-box>
        </draw:frame>
        <draw:custom-shape draw:style-name="gr4" draw:text-style-name="P5" draw:layer="layout" svg:width="4.064cm" svg:height="0.508cm" svg:x="10.16cm" svg:y="14.42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6" draw:layer="layout" svg:width="0.748cm" svg:height="1.47cm" svg:x="10.174cm" svg:y="13.462cm">
          <draw:text-box>
            <text:p>1</text:p>
          </draw:text-box>
        </draw:frame>
        <draw:frame draw:style-name="gr5" draw:text-style-name="P6" draw:layer="layout" svg:width="0.853cm" svg:height="1.216cm" svg:x="13.462cm" svg:y="13.716cm">
          <draw:text-box>
            <text:p>*</text:p>
          </draw:text-box>
        </draw:frame>
        <draw:custom-shape draw:style-name="gr3" draw:text-style-name="P5" draw:layer="layout" svg:width="6.35cm" svg:height="3.81cm" svg:x="3.81cm" svg:y="12.7cm">
          <text:p text:style-name="P5">Recipe</text:p>
          <text:p text:style-name="P1">- name</text:p>
          <text:p text:style-name="P1">Voorbeeld:<text:span text:style-name="T4"><text:line-break/></text:span><text:span text:style-name="T5">Spaghetti bolognese</text:span></text:p>
          <draw:enhanced-geometry svg:viewBox="0 0 21600 21600" draw:glue-points="10800 0 0 10800 10800 21600 21600 10800" draw:type="flowchart-process" draw:enhanced-path="M 0 0 L 21600 0 21600 21600 0 21600 0 0 Z N"/>
        </draw:custom-shape>
        <draw:custom-shape draw:style-name="gr3" draw:text-style-name="P5" draw:layer="layout" svg:width="6.35cm" svg:height="3.81cm" svg:x="14.224cm" svg:y="12.7cm">
          <text:p text:style-name="P5">Ingredient</text:p>
          <text:p text:style-name="P1">- quantity</text:p>
          <text:p text:style-name="P1">Voorbeeld:<text:span text:style-name="T4"><text:line-break/></text:span><text:span text:style-name="T5">25 gram cashewnoten</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4.064cm" svg:height="0.508cm" draw:transform="rotate (-1.5707963267949) translate (17.78cm 8.6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6" draw:layer="layout" svg:width="0.853cm" svg:height="0.962cm" svg:x="17.689cm" svg:y="8.69cm">
          <draw:text-box>
            <text:p>1</text:p>
          </draw:text-box>
        </draw:frame>
        <draw:frame draw:style-name="gr6" draw:text-style-name="P6" draw:layer="layout" svg:width="0.748cm" svg:height="0.962cm" svg:x="17.794cm" svg:y="11.738cm">
          <draw:text-box>
            <text:p>*</text:p>
          </draw:text-box>
        </draw:frame>
        <draw:frame presentation:style-name="pr1" draw:layer="layout" svg:width="25.199cm" svg:height="3.506cm" svg:x="1.401cm" svg:y="0.837cm" presentation:class="title" presentation:user-transformed="true">
          <draw:text-box>
            <text:p>Recepten</text:p>
          </draw:text-box>
        </draw:frame>
        <presentation:notes draw:style-name="dp2">
          <draw:page-thumbnail draw:style-name="gr1" draw:layer="layout" svg:width="13.968cm" svg:height="10.476cm" svg:x="3.81cm" svg:y="2.123cm" draw:page-number="5" presentation:class="page"/>
          <draw:frame presentation:style-name="pr4"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Een nieuw recept</text:p>
          </draw:text-box>
        </draw:frame>
        <draw:frame presentation:style-name="pr2" draw:text-style-name="P2" draw:layer="layout" svg:width="25.199cm" svg:height="13.212cm" svg:x="1.4cm" svg:y="4.914cm" presentation:class="subtitle" presentation:user-transformed="true">
          <draw:text-box>
            <text:list text:style-name="L2">
              <text:list-item>
                <text:p text:style-name="P1"><text:span text:style-name="T1">Start: ga naar https://www.ah.nl/allerhande/ en kies een recept uit.</text:span></text:p>
                <text:p text:style-name="P1"><text:span text:style-name="T1"/></text:p>
              </text:list-item>
              <text:list-item>
                <text:p text:style-name="P1"><text:span text:style-name="T1">Kopieer de code, bijvoorbeeld R-R680252</text:span></text:p>
                <text:p text:style-name="P1"><text:span text:style-name="T1"/></text:p>
              </text:list-item>
              <text:list-item>
                <text:p text:style-name="P1"><text:span text:style-name="T1">Bij Consupedia, klik op recepten, Maak nieuw recept</text:span></text:p>
                <text:list>
                  <text:list-header>
                    <text:p text:style-name="P1"><text:span text:style-name="T1">of vanaf de command-line:</text:span></text:p>
                    <text:p text:style-name="P1"><text:span text:style-name="T8">python manage.py create_recipes R-R680252</text:span></text:p>
                  </text:list-header>
                </text:list>
                <text:p text:style-name="P1"><text:span text:style-name="T8"/></text:p>
              </text:list-item>
              <text:list-item>
                <text:p text:style-name="P1"><text:span text:style-name="T9">In de code: start bij</text:span><text:span text:style-name="T10"> </text:span><text:span text:style-name="T11">RecipeService.create_recipe_from_id()</text:span><text:span text:style-name="T12"> in</text:span><text:span text:style-name="T11"> productservice.py</text:span></text:p>
                <text:p text:style-name="P1"><text:span text:style-name="T9"/></text:p>
                <text:p text:style-name="P1"><text:span text:style-name="T9"/></text:p>
                <text:p text:style-name="P1"/>
              </text:list-item>
            </text:list>
          </draw:text-box>
        </draw:frame>
        <presentation:notes draw:style-name="dp2">
          <draw:page-thumbnail draw:style-name="gr1" draw:layer="layout" svg:width="13.968cm" svg:height="10.476cm" svg:x="3.81cm" svg:y="2.123cm" draw:page-number="6" presentation:class="page"/>
          <draw:frame presentation:style-name="pr4"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Een nieuw recept</text:p>
          </draw:text-box>
        </draw:frame>
        <draw:frame presentation:style-name="pr2" draw:text-style-name="P2" draw:layer="layout" svg:width="25.199cm" svg:height="12.179cm" svg:x="1.4cm" svg:y="4.914cm" presentation:class="subtitle" presentation:user-transformed="true">
          <draw:text-box>
            <text:list text:style-name="L2">
              <text:list-header>
                <text:p text:style-name="P1"><text:span text:style-name="T1"/></text:p>
                <text:p text:style-name="P1"><text:span text:style-name="T10"/></text:p>
                <text:p text:style-name="P1"><text:span text:style-name="T9"/></text:p>
                <text:p text:style-name="P1"><text:span text:style-name="T9"/></text:p>
                <text:p text:style-name="P1"/>
              </text:list-header>
            </text:list>
          </draw:text-box>
        </draw:frame>
        <draw:custom-shape draw:style-name="gr8" draw:text-style-name="P12" draw:layer="layout" svg:width="7.366cm" svg:height="3.81cm" svg:x="3.303cm" svg:y="4.827cm">
          <text:p text:style-name="P7">Allerhande scraper</text:p>
          <text:p text:style-name="P7"><text:span text:style-name="T3">(allerhande_scraper.py)</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541cm" svg:height="0.508cm" svg:x="0.762cm" svg:y="6.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2.541cm" svg:height="0.508cm" svg:x="9.143cm" svg:y="12.7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5.334cm" svg:height="3.81cm" svg:x="3.81cm" svg:y="11.176cm">
          <text:p text:style-name="P7">create_recipe()</text:p>
          <text:p text:style-name="P7"><text:span text:style-name="T3">(productservice.py)</text:span></text:p>
          <draw:enhanced-geometry svg:viewBox="0 0 21600 21600" draw:glue-points="10800 0 0 10800 10800 21600 21600 10800" draw:type="flowchart-process" draw:enhanced-path="M 0 0 L 21600 0 21600 21600 0 21600 0 0 Z N"/>
        </draw:custom-shape>
        <draw:custom-shape draw:style-name="gr11" draw:text-style-name="P5" draw:layer="layout" svg:width="0.508cm" svg:height="2.539cm" svg:x="6.858cm" svg:y="8.63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2" draw:layer="layout" svg:width="5.334cm" svg:height="3.81cm" svg:x="11.684cm" svg:y="11.176cm">
          <text:p text:style-name="P7">update_products()</text:p>
          <text:p text:style-name="P7"><text:span text:style-name="T3">(productservice.py)</text:span></text:p>
          <draw:enhanced-geometry svg:viewBox="0 0 21600 21600" draw:glue-points="10800 0 0 10800 10800 21600 21600 10800" draw:type="flowchart-process" draw:enhanced-path="M 0 0 L 21600 0 21600 21600 0 21600 0 0 Z N"/>
        </draw:custom-shape>
        <draw:custom-shape draw:style-name="gr12" draw:text-style-name="P12" draw:layer="layout" svg:width="6.604cm" svg:height="3.81cm" svg:x="19.812cm" svg:y="5.588cm">
          <text:p text:style-name="P7">Questionmark search</text:p>
          <text:p text:style-name="P7"><text:span text:style-name="T3">(questionmark.py)</text:span></text:p>
          <draw:enhanced-geometry svg:viewBox="0 0 21600 21600" draw:glue-points="10800 0 0 10800 10800 21600 21600 10800" draw:type="flowchart-process" draw:enhanced-path="M 0 0 L 21600 0 21600 21600 0 21600 0 0 Z N"/>
        </draw:custom-shape>
        <draw:custom-shape draw:style-name="gr12" draw:text-style-name="P12" draw:layer="layout" svg:width="6.604cm" svg:height="3.81cm" svg:x="19.812cm" svg:y="16.764cm">
          <text:p text:style-name="P7">AH search</text:p>
          <text:p text:style-name="P7"><text:span text:style-name="T3">(ah.py)</text:span></text:p>
          <draw:enhanced-geometry svg:viewBox="0 0 21600 21600" draw:glue-points="10800 0 0 10800 10800 21600 21600 10800" draw:type="flowchart-process" draw:enhanced-path="M 0 0 L 21600 0 21600 21600 0 21600 0 0 Z N"/>
        </draw:custom-shape>
        <draw:custom-shape draw:style-name="gr12" draw:text-style-name="P12" draw:layer="layout" svg:width="6.604cm" svg:height="3.81cm" svg:x="19.812cm" svg:y="11.176cm">
          <text:p text:style-name="P7">Jumbo search</text:p>
          <text:p text:style-name="P7"><text:span text:style-name="T3">(jumbo.py)</text:span></text:p>
          <draw:enhanced-geometry svg:viewBox="0 0 21600 21600" draw:glue-points="10800 0 0 10800 10800 21600 21600 10800" draw:type="flowchart-process" draw:enhanced-path="M 0 0 L 21600 0 21600 21600 0 21600 0 0 Z N"/>
        </draw:custom-shape>
        <draw:custom-shape draw:style-name="gr13" draw:text-style-name="P5" draw:layer="layout" svg:width="2.286cm" svg:height="0.508cm" svg:x="17.272cm" svg:y="12.7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5" draw:layer="layout" svg:width="2.795cm" svg:height="0.508cm" draw:transform="rotate (0.611214304048414) translate (17.272cm 10.7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5" draw:layer="layout" svg:width="2.795cm" svg:height="0.508cm" draw:transform="rotate (-0.704589419030111) translate (17.601cm 14.89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6" draw:layer="layout" svg:width="2.699cm" svg:height="0.802cm" svg:x="8.985cm" svg:y="11.898cm">
          <draw:text-box>
            <text:p><text:span text:style-name="T13">Ingredient</text:span></text:p>
          </draw:text-box>
        </draw:frame>
        <presentation:notes draw:style-name="dp2">
          <draw:page-thumbnail draw:style-name="gr1" draw:layer="layout" svg:width="13.968cm" svg:height="10.476cm" svg:x="3.81cm" svg:y="2.123cm" draw:page-number="7" presentation:class="page"/>
          <draw:frame presentation:style-name="pr4"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En nu?</text:p>
          </draw:text-box>
        </draw:frame>
        <draw:frame presentation:style-name="pr2" draw:text-style-name="P2" draw:layer="layout" svg:width="25.199cm" svg:height="12.179cm" svg:x="1.4cm" svg:y="4.914cm" presentation:class="subtitle" presentation:user-transformed="true">
          <draw:text-box>
            <text:list text:style-name="L2">
              <text:list-header>
                <text:p text:style-name="P1"><text:span text:style-name="T1"/></text:p>
                <text:p text:style-name="P1"><text:span text:style-name="T10"/></text:p>
                <text:p text:style-name="P1"><text:span text:style-name="T9"/></text:p>
                <text:p text:style-name="P1"><text:span text:style-name="T9"/></text:p>
                <text:p text:style-name="P1"/>
              </text:list-header>
            </text:list>
          </draw:text-box>
        </draw:frame>
        <draw:custom-shape draw:style-name="gr15" draw:text-style-name="P13" draw:layer="layout" svg:width="7.875cm" svg:height="3.81cm" svg:x="1.269cm" svg:y="3.556cm">
          <text:p text:style-name="P5">Echt een nuttige</text:p>
          <text:p text:style-name="P5">aanbeveling doen</text:p>
          <draw:enhanced-geometry svg:viewBox="0 0 21600 21600" draw:text-areas="3000 3320 17110 17330" draw:type="cloud-callout" draw:modifiers="351.041137633316 23181.31723956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13" draw:layer="layout" svg:width="7.875cm" svg:height="3.81cm" svg:x="14.732cm" svg:y="4.343cm">
          <text:p text:style-name="P5">Meer</text:p>
          <text:p text:style-name="P5">recepten</text:p>
          <draw:enhanced-geometry svg:viewBox="0 0 21600 21600" draw:text-areas="3000 3320 17110 17330" draw:type="cloud-callout" draw:modifiers="20939.0553580498 22648.54368932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13" draw:layer="layout" svg:width="7.875cm" svg:height="3.81cm" svg:x="0.508cm" svg:y="11.684cm">
          <text:p text:style-name="P5">Meer</text:p>
          <text:p text:style-name="P5">producten</text:p>
          <draw:enhanced-geometry svg:viewBox="0 0 21600 21600" draw:text-areas="3000 3320 17110 17330" draw:type="cloud-callout" draw:modifiers="351.041137633316 23181.31723956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13" draw:layer="layout" svg:width="7.875cm" svg:height="3.81cm" svg:x="18.541cm" svg:y="10.668cm">
          <text:p text:style-name="P5">Meer gebruikers/</text:p>
          <text:p text:style-name="P5">gamification</text:p>
          <draw:enhanced-geometry svg:viewBox="0 0 21600 21600" draw:text-areas="3000 3320 17110 17330" draw:type="cloud-callout" draw:modifiers="24454.9517521585 19106.16636053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13" draw:layer="layout" svg:width="7.875cm" svg:height="3.81cm" svg:x="1.524cm" svg:y="16.256cm">
          <text:p text:style-name="P5">Smaak</text:p>
          <draw:enhanced-geometry svg:viewBox="0 0 21600 21600" draw:text-areas="3000 3320 17110 17330" draw:type="cloud-callout" draw:modifiers="351.041137633316 23181.31723956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13" draw:layer="layout" svg:width="7.875cm" svg:height="3.81cm" svg:x="18.796cm" svg:y="16.764cm">
          <text:p text:style-name="P5">Eco/dier</text:p>
          <text:p text:style-name="P5">onderbouwing</text:p>
          <draw:enhanced-geometry svg:viewBox="0 0 21600 21600" draw:text-areas="3000 3320 17110 17330" draw:type="cloud-callout" draw:modifiers="24454.9517521585 19106.16636053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13" draw:layer="layout" svg:width="7.875cm" svg:height="3.81cm" svg:x="6.857cm" svg:y="6.858cm">
          <text:p text:style-name="P5">Mooiere site</text:p>
          <draw:enhanced-geometry svg:viewBox="0 0 21600 21600" draw:text-areas="3000 3320 17110 17330" draw:type="cloud-callout" draw:modifiers="351.041137633316 23181.31723956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13" draw:layer="layout" svg:width="7.875cm" svg:height="3.81cm" svg:x="9.905cm" svg:y="10.668cm">
          <text:p text:style-name="P5">Welke supermarkten</text:p>
          <text:p text:style-name="P5">in de buurt?</text:p>
          <draw:enhanced-geometry svg:viewBox="0 0 21600 21600" draw:text-areas="3000 3320 17110 17330" draw:type="cloud-callout" draw:modifiers="12187.7094972067 27545.526108632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13" draw:layer="layout" svg:width="7.875cm" svg:height="3.81cm" svg:x="9.905cm" svg:y="16.002cm">
          <text:p text:style-name="P5">Andere producten</text:p>
          <text:p text:style-name="P5">dan </text:p>
          <text:p text:style-name="P5">supermarktproducten?</text:p>
          <draw:enhanced-geometry svg:viewBox="0 0 21600 21600" draw:text-areas="3000 3320 17110 17330" draw:type="cloud-callout" draw:modifiers="12187.7094972067 27545.526108632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8" presentation:class="page"/>
          <draw:frame presentation:style-name="pr4"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Bitstream Vera Sans Mono" svg:font-family="'Bitstream Vera Sans Mono'" style:font-pitch="fixed"/>
    <style:font-face style:name="DejaVu Sans" svg:font-family="'DejaVu Sans'" style:font-pitch="variable"/>
    <style:font-face style:name="FreeSans" svg:font-family="FreeSans" style:font-pitch="variable"/>
    <style:font-face style:name="Liberation Sans1" svg:font-family="'Liberation Sans'" style:font-pitch="variable"/>
    <style:font-face style:name="Noto Sans CJK SC Regular"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1" svg:font-family="FreeSans" style:font-family-generic="system" style:font-pitch="variable"/>
    <style:font-face style:name="Noto Sans CJK SC Regular1"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5T16:38:04.476687025</meta:creation-date>
    <dc:date>2017-12-16T01:16:34.140811342</dc:date>
    <meta:editing-duration>PT2H14M19S</meta:editing-duration>
    <meta:editing-cycles>5</meta:editing-cycles>
    <meta:generator>LibreOffice/5.2.7.2$Linux_X86_64 LibreOffice_project/20m0$Build-2</meta:generator>
    <meta:document-statistic meta:object-count="112"/>
  </office:meta>
</office:document-meta>
</file>